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officeooo:rsid="001ecc5f" officeooo:paragraph-rsid="000aef64"/>
    </style:style>
    <style:style style:name="P2" style:family="paragraph" style:parent-style-name="Standard">
      <style:text-properties fo:color="#000000" style:font-name="Liberation Serif" fo:font-size="12pt" officeooo:rsid="001ecc5f" officeooo:paragraph-rsid="000beed9"/>
    </style:style>
    <style:style style:name="P3" style:family="paragraph" style:parent-style-name="Standard">
      <style:text-properties fo:color="#000000" style:font-name="Liberation Serif" fo:font-size="12pt" officeooo:rsid="001d59e4" officeooo:paragraph-rsid="000aef64"/>
    </style:style>
    <style:style style:name="P4" style:family="paragraph" style:parent-style-name="Standard">
      <style:text-properties fo:color="#000000" style:font-name="Liberation Serif" fo:font-size="12pt" officeooo:rsid="001e9f31" officeooo:paragraph-rsid="000aef64"/>
    </style:style>
    <style:style style:name="P5" style:family="paragraph" style:parent-style-name="Standard">
      <style:text-properties fo:color="#000000" style:font-name="Liberation Serif" fo:font-size="12pt" fo:font-weight="bold" officeooo:rsid="000beed9" officeooo:paragraph-rsid="000beed9" style:font-size-asian="10.5pt" style:font-weight-asian="bold" style:font-size-complex="12pt" style:font-weight-complex="bold"/>
    </style:style>
    <style:style style:name="P6" style:family="paragraph" style:parent-style-name="Standard">
      <style:text-properties fo:color="#000000" style:font-name="Liberation Serif" fo:font-size="12pt" fo:font-weight="bold" officeooo:rsid="000b0b65" officeooo:paragraph-rsid="000b0b65" style:font-size-asian="10.5pt" style:font-weight-asian="bold" style:font-size-complex="12pt" style:font-weight-complex="bold"/>
    </style:style>
    <style:style style:name="P7" style:family="paragraph" style:parent-style-name="Standard">
      <style:text-properties fo:color="#000000" style:font-name="Liberation Serif" fo:font-size="12pt" fo:font-weight="normal" officeooo:rsid="001ecc5f" officeooo:paragraph-rsid="000aef64" style:font-weight-asian="normal" style:font-weight-complex="normal"/>
    </style:style>
    <style:style style:name="P8" style:family="paragraph" style:parent-style-name="Standard">
      <style:text-properties fo:color="#000000" style:font-name="Liberation Serif" fo:font-size="12pt" fo:font-weight="normal" officeooo:rsid="000aef64" officeooo:paragraph-rsid="000aef64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erif" fo:font-size="12pt" fo:font-weight="normal" officeooo:rsid="000b0b65" officeooo:paragraph-rsid="000b0b65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erif" fo:font-size="12pt" fo:font-weight="normal" officeooo:rsid="000b0b65" officeooo:paragraph-rsid="000beed9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erif" fo:font-size="12pt" fo:font-weight="normal" officeooo:rsid="000beed9" officeooo:paragraph-rsid="000beed9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erif" fo:font-size="12pt" fo:font-weight="normal" officeooo:rsid="000b0b65" officeooo:paragraph-rsid="000b0b65" fo:background-color="#ccccc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erif" fo:font-size="12pt" fo:font-weight="normal" officeooo:rsid="000beed9" officeooo:paragraph-rsid="000beed9" fo:background-color="#cccccc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erif" fo:font-size="12pt" fo:font-weight="normal" officeooo:rsid="000beed9" officeooo:paragraph-rsid="000beed9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erif" fo:font-size="12pt" officeooo:rsid="000aef64" officeooo:paragraph-rsid="000aef64"/>
    </style:style>
    <style:style style:name="P16" style:family="paragraph" style:parent-style-name="Standard">
      <style:text-properties fo:color="#000000" style:font-name="Liberation Serif" fo:font-size="12pt" officeooo:rsid="000b0b65" officeooo:paragraph-rsid="000b0b65"/>
    </style:style>
    <style:style style:name="P17" style:family="paragraph" style:parent-style-name="Standard">
      <style:text-properties fo:color="#000000" style:font-name="Liberation Serif" fo:font-size="14pt" fo:font-weight="bold" officeooo:rsid="000b0b65" officeooo:paragraph-rsid="000b0b65" style:font-size-asian="14pt" style:font-weight-asian="bold" style:font-size-complex="14pt" style:font-weight-complex="bold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Heading_20_2">
      <style:text-properties fo:color="#000000" style:font-name="Liberation Serif" fo:font-size="14pt" fo:font-weight="bold" officeooo:rsid="000b0b65" officeooo:paragraph-rsid="000b0b65" style:font-size-asian="14pt" style:font-weight-asian="bold" style:font-size-complex="14pt" style:font-weight-complex="bold"/>
    </style:style>
    <style:style style:name="P23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officeooo:rsid="001ffbe6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9f31"/>
    </style:style>
    <style:style style:name="T6" style:family="text">
      <style:text-properties officeooo:rsid="001ecc5f"/>
    </style:style>
    <style:style style:name="T7" style:family="text">
      <style:text-properties officeooo:rsid="000b0b65"/>
    </style:style>
    <style:style style:name="T8" style:family="text">
      <style:text-properties officeooo:rsid="000beed9"/>
    </style:style>
    <style:style style:name="T9" style:family="text">
      <style:text-properties fo:background-color="#cccccc" loext:char-shading-value="0"/>
    </style:style>
    <style:style style:name="T10" style:family="text">
      <style:text-properties officeooo:rsid="000beed9" fo:background-color="#cccccc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beed9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AAL</text:span></text:p>
      <text:p text:style-name="P15"><text:span text:style-name="T2"/></text:p>
      <text:p text:style-name="P14">Autor : Mateusz Wasiak </text:p>
      <text:p text:style-name="P15"><text:span text:style-name="T2"/></text:p>
      <text:p text:style-name="P8">Projekt na przedmio<text:span text:style-name="T7">t Analiza Algorytmów (AAL)</text:span></text:p>
      <text:p text:style-name="P9">Tytuł projektu: Urząd spraw czworakich</text:p>
      <text:p text:style-name="P9"/>
      <text:p text:style-name="P17">Opis problemu:</text:p>
      <text:p text:style-name="P9">Urząd spraw czworakich przyjmuje petentów w czterech różnych sprawach. Obsługa każdego</text:p>
      <text:p text:style-name="P9">petenta zajmuje 5 minut i jest wykonywana przez urzędnika specjalizującego się w danej sprawie.</text:p>
      <text:p text:style-name="P9">Urząd zatrudnia sześciu urzędników, każdy specjalizuje się w dwóch różnych sprawach. W urzędzie</text:p>
      <text:p text:style-name="P9">znajduje się jedno okienko, przy którym na początku dnia siedzi urzędnik specjalizujący się w</text:p>
      <text:p text:style-name="P9">pierwszej i drugiej sprawie. Do okienka ustawia się kolejka osób z różnymi sprawami. Gdy do</text:p>
      <text:p text:style-name="P9">okienka podchodzi osoba ze sprawą inną niż ta, w której specjalizuje się urzędnik, może zostać</text:p>
      <text:p text:style-name="P9">obsłużona na dwa sposoby: 1) urzędnik przy okienku dzwoni do urzędnika specjalizującego się w</text:p>
      <text:p text:style-name="P9">tej sprawie i załatwia tę konkretną sprawę telefonicznie, przez co obsługa wydłuża się o dodatkowe</text:p>
      <text:p text:style-name="P9">5 minut, lub 2) urzędnik wychodzi i woła na swoje miejsce (na trwałe) urzędnika specjalizującego</text:p>
      <text:p text:style-name="P9">się w tej sprawie, co także zajmuje dodatkowe 5 minut. Należy znaleźć sposób obsługi petentów</text:p>
      <text:p text:style-name="P9">minimalizujący całkowity czas obsługi. Porządek ludzi w kolejce jest znany od początku i się nie</text:p>
      <text:p text:style-name="P9">zmienia.</text:p>
      <text:p text:style-name="P9"><text:span text:style-name="T2"/></text:p>
      <text:p text:style-name="P17">Skrócony opis problemu:</text:p>
      <text:p text:style-name="P9">W kolejce są zadania 4 różnych typów. W urzędzie jest 6 pracowników specjalizujących się w</text:p>
      <text:p text:style-name="P9">dwóch różnych zadaniach. Jeżeli przy okienku jest urzędnik, który specjalizuje się w danym</text:p>
      <text:p text:style-name="P9">zadaniu to wykonuje zadanie w 5 minut. Jeśli nie to może wykonać je w 10 minut, lub zawołać</text:p>
      <text:p text:style-name="P9">kogoś innego na swoje miejsce – trwa to 10 minut (razem z obsługą aktualnego zadania przez</text:p>
      <text:p text:style-name="P9">zawołanego pracownika). Należy uszeregować pracowników tak, by czas obsługi był jak</text:p>
      <text:p text:style-name="P9">najmniejszy.</text:p>
      <text:p text:style-name="P3"><text:span text:style-name="T2"/></text:p>
      <text:p text:style-name="P16"><text:span text:style-name="T2">Biblioteki zewnętrzne:</text:span></text:p>
      <text:p text:style-name="P9">Projekt wykorzystuje do wprowadzania argumentów uruchomienia bibliotekę cxxopts.hpp.</text:p>
      <text:p text:style-name="P9"/>
      <text:p text:style-name="P17">Budowanie projektu:</text:p>
      <text:p text:style-name="P9"/>
      <text:p text:style-name="P9">Projekt jest budowane za pomocą programu cmake, który należy zainstalować.</text:p>
      <text:h text:style-name="P22" text:outline-level="2">Systemy z rodziny Linux</text:h>
      <text:p text:style-name="Text_20_body">W terminalu:</text:p>
      <text:list xml:id="list4106657337" text:style-name="L1">
        <text:list-item>
          <text:p text:style-name="P20">mkdir build &amp;&amp; cd build # stworzenie i przejście do katalogu build </text:p>
        </text:list-item>
        <text:list-item>
          <text:p text:style-name="P20">cmake ../ # uruchomienie CMake </text:p>
        </text:list-item>
        <text:list-item>
          <text:p text:style-name="P20">make # kompilacja i konsolidacja projektu </text:p>
        </text:list-item>
        <text:list-item>
          <text:p text:style-name="P18">./AAL # uruchomienie programu </text:p>
        </text:list-item>
      </text:list>
      <text:h text:style-name="P23" text:outline-level="2"><text:bookmark text:name="user-content-systemy-windows"/>Systemy Windows</text:h>
      <text:p text:style-name="Text_20_body">UWAGA! W miejsce $GENERATOR należy wstawić jakim kompilatorem będzie kompilowany projekt. Przykładową wartością w to miejsce może być "Visual Studio 1<text:span text:style-name="T7">5 </text:span>201<text:span text:style-name="T7">7</text:span> Win64".</text:p>
      <text:p text:style-name="Text_20_body">W środowisku Power Shell:</text:p>
      <text:list xml:id="list364409999" text:style-name="L2">
        <text:list-item>
          <text:p text:style-name="P21">mkdir build # stworzenie katalogu build </text:p>
        </text:list-item>
        <text:list-item>
          <text:p text:style-name="P21">cd build # przejście do katalogu build </text:p>
        </text:list-item>
        <text:list-item>
          <text:p text:style-name="P21">cmake -G "$GENERATOR" ../ # uruchomienie CMake </text:p>
        </text:list-item>
        <text:list-item>
          <text:p text:style-name="P19"><text:soft-page-break/>cmake --build . # wywołanie kompilatora za pośrednictwem CMake </text:p>
        </text:list-item>
      </text:list>
      <text:p text:style-name="P9"/>
      <text:p text:style-name="P9"><text:span text:style-name="T2">Tryby uruchomienia:</text:span><text:line-break/></text:p>
      <text:p text:style-name="P6">Tryb 1:</text:p>
      <text:p text:style-name="P9"/>
      <text:p text:style-name="P9">Uruchamiany poprzez uruchomienie w terminalu : <text:line-break/><text:span text:style-name="T9">./AAL –m1 </text:span></text:p>
      <text:p text:style-name="P9"/>
      <text:p text:style-name="P9">W tym trybie dane wejściowe są wprowadzane przy pomocy konsoli. Można przekierować wejście i/<text:span text:style-name="T8">lub</text:span> wyjście do pliku <text:span text:style-name="T8">np.</text:span></text:p>
      <text:p text:style-name="P9"/>
      <text:p text:style-name="P12">./AAL --m1 &lt;./in.txt </text:p>
      <text:p text:style-name="P9"/>
      <text:p text:style-name="P11">można również uruchomić program generatora i przekazać dane z niego do programu AAL :<text:line-break/></text:p>
      <text:p text:style-name="P13"><text:s/>./Gen -n 10 -d 3 | ./AAL –m1</text:p>
      <text:p text:style-name="P11"/>
      <text:p text:style-name="P11">W tym wypadku generowana jest instancja o długości 10 elementów (zadań) ziarno losowości 3.</text:p>
      <text:p text:style-name="P11"/>
      <text:p text:style-name="P5">Tryb 2:</text:p>
      <text:p text:style-name="P11"/>
      <text:p text:style-name="P10">Uruchamiany poprzez uruchomienie w terminalu : <text:line-break/><text:span text:style-name="T9">./AAL –m</text:span><text:span text:style-name="T10">2 -n 10 -d 3</text:span></text:p>
      <text:p text:style-name="P10"/>
      <text:p text:style-name="P11">Działa analogicznie do przypadku powyższego, z tym, że nie uruchamia programu Gen. Argument -d jest nieobowiązkowy.</text:p>
      <text:p text:style-name="P11"/>
      <text:p text:style-name="P5">Tryb 3:</text:p>
      <text:p text:style-name="P11"/>
      <text:p text:style-name="P10">Uruchamiany poprzez uruchomienie w terminalu : <text:line-break/><text:span text:style-name="T9">./AAL –m</text:span><text:span text:style-name="T10">3 -n 1000000 -s 1000000 -k 100 -r 10</text:span></text:p>
      <text:p text:style-name="P10"/>
      <text:p text:style-name="P11">Wykonuje pomiar czasu działania algorytmu dla 10 różnych instancji problemów. Pierwsza wylosowana dana ma 1000000 elementów, krok jest o 1000000 elementów. Wykonamy k=100 takich skoków.</text:p>
      <text:p text:style-name="P11"/>
      <text:p text:style-name="P11"><text:span text:style-name="T2">Pomoc programu:</text:span><text:line-break/>Program options:</text:p>
      <text:p text:style-name="P11"><text:s text:c="6"/>--m1 <text:s text:c="12"/><text:tab/>Mode with reading from I/O</text:p>
      <text:p text:style-name="P11"><text:s text:c="6"/>--m2 <text:s text:c="12"/><text:tab/>Mode with generation of data, -n option is obligatory</text:p>
      <text:p text:style-name="P11"><text:s text:c="6"/>--m3 <text:s text:c="12"/><text:tab/>Full test mode, -n, -k, -s, -r options are obligatory</text:p>
      <text:p text:style-name="P11"><text:s text:c="2"/>-n, --number arg <text:s text:c="4"/><text:tab/>Get number of tasks</text:p>
      <text:p text:style-name="P11"><text:s text:c="2"/>-d, --seed arg <text:s text:c="6"/><text:tab/>Get seed for generator</text:p>
      <text:p text:style-name="P11"><text:s text:c="2"/>-s, --step arg <text:s text:c="6"/><text:tab/>Get step of tasks in next iterations</text:p>
      <text:p text:style-name="P11"><text:s text:c="2"/>-k, --kproblem arg <text:s text:c="2"/><text:tab/>Get number of problems</text:p>
      <text:p text:style-name="P11"><text:s text:c="2"/>-r, --rinstance arg <text:s/><text:tab/>Get number of problem instantions</text:p>
      <text:p text:style-name="P11"><text:s text:c="2"/>-h, --help <text:s text:c="10"/><text:tab/>Print help</text:p>
      <text:p text:style-name="P11"/>
      <text:p text:style-name="P3"><text:span text:style-name="T2"/></text:p>
      <text:p text:style-name="P3"><text:span text:style-name="T2">Metody rozwiązanania zadanego problemu:</text:span><text:line-break/></text:p>
      <text:p text:style-name="P4"><text:span text:style-name="T4">Metoda Liniowa </text:span>– wykorzystywana jako główny algorytm do szeregowania pracowników i obliczania optymalnego czasu obsługi.</text:p>
      <text:p text:style-name="P4">Metoda ta najpierw sprawdza czy aktualne zadanie jest obsługiwane optymalnie. Jeśli tak to zwiększa ona czas o 5, nie zmienia pracowników i przechodzi do następnego zadania.</text:p>
      <text:p text:style-name="P4"><text:soft-page-break/>Następnie jesteśmy w przypadku takim, że pierwsze zadanie nie jest optymalne, więc sprawdzamy czy następne zadanie też nie jest optymalne. Jeśli również nie jest, to zmieniamy pracownika przed wykonaniem pierwszego zadania. Zwiększamy czas o <text:span text:style-name="T6">10 i sprawdzamy czy następne zadania są takie same jak pierwsze zadanie by szybciej obliczyć czas potrzebny do obsługi tych zadań. </text:span></text:p>
      <text:p text:style-name="P1">Trzecim krokiem jest sprawdzenie następnych zadań gdy pierwsze zadanie nie jest optymalne, a drugie jest optymalne. Należy sprawdzić tu kilka różnych wariantów zadań <text:span text:style-name="T1">w kolejce</text:span>. </text:p>
      <text:p text:style-name="P1"/>
      <text:p text:style-name="P7">Złożoność: <text:span text:style-name="Strong_20_Emphasis">O(n)</text:span></text:p>
      <text:p text:style-name="P3"/>
      <text:p text:style-name="P3"><text:span text:style-name="T4">Metoda Brutalna </text:span>– wykorzystywana głównie do testowania następnej metody :</text:p>
      <text:p text:style-name="P3">Metoda ta sprawdza czy dane zadanie może być wykonane przez aktualnie pracującego pracownika. Jeśli tak to pracownik wykonuje to zadanie, a czas wykonania zadań zwiększa się o 5. W przeciwnym wypadku uruchamiamy cztery razy rekurencyjnie tą samą metodę <text:span text:style-name="T5">tylko z innymi zadaniami optymalnie wykonywanymi przechodząc już do następnego zadania. Sprawdzamy jaki czas wykonania jest najmniejszy i takie uszeregowanie pracowników jest optymalne. <text:s/>Cz</text:span>as zwiększa się o 10 (ponieważ albo zawołaliśmy innego pracownika lub wykonaliśmy to zadanie samodzielnie).</text:p>
      <text:p text:style-name="P3"/>
      <text:p text:style-name="P1"><text:span text:style-name="Strong_20_Emphasis"/></text:p>
      <text:p text:style-name="P2"><text:span text:style-name="Strong_20_Emphasis"><text:span text:style-name="T8">Opis plików</text:span></text:span></text:p>
      <text:p text:style-name="P2"><text:span text:style-name="Strong_20_Emphasis"/></text:p>
      <text:p text:style-name="P2"><text:span text:style-name="Strong_20_Emphasis">main.cpp – </text:span><text:span text:style-name="Strong_20_Emphasis"><text:span text:style-name="T11">p</text:span></text:span><text:span text:style-name="Strong_20_Emphasis"><text:span text:style-name="T12">ę</text:span></text:span><text:span text:style-name="Strong_20_Emphasis"><text:span text:style-name="T11">tla główna programu obsługująca dane wejściowe</text:span></text:span></text:p>
      <text:p text:style-name="P2"><text:span text:style-name="Strong_20_Emphasis"><text:span text:style-name="T8">Gen.cpp – </text:span></text:span><text:span text:style-name="Strong_20_Emphasis"><text:span text:style-name="T12">program główny generatora danych Gen</text:span></text:span></text:p>
      <text:p text:style-name="P2"><text:span text:style-name="Strong_20_Emphasis"><text:span text:style-name="T8">Worker.cpp, Worker.h – </text:span></text:span><text:span text:style-name="Strong_20_Emphasis"><text:span text:style-name="T12">pliki klasy Worker, która jest odwzorowaniem pracownika urzędu</text:span></text:span></text:p>
      <text:p text:style-name="P2"><text:span text:style-name="Strong_20_Emphasis"><text:span text:style-name="T8">InputOutput.cpp InputOutput.h – </text:span></text:span><text:span text:style-name="Strong_20_Emphasis"><text:span text:style-name="T12">pliki klasy InputOutput, która jest odpowiedzialna za obsługę wczytywania danych do algorytmów</text:span></text:span></text:p>
      <text:p text:style-name="P2"><text:span text:style-name="Strong_20_Emphasis"><text:span text:style-name="T8">Generator.cpp Generator.h – </text:span></text:span><text:span text:style-name="Strong_20_Emphasis"><text:span text:style-name="T12">klasa do generowania danych</text:span></text:span></text:p>
      <text:p text:style-name="P2"><text:span text:style-name="Strong_20_Emphasis"><text:span text:style-name="T8">Algoritms.cpp Algoritms.h – </text:span></text:span><text:span text:style-name="Strong_20_Emphasis"><text:span text:style-name="T12">klasa algorytmów zawierająca algorytm brutalny i liniowy</text:span></text:span></text:p>
      <text:p text:style-name="P2"><text:span text:style-name="Strong_20_Emphasis"><text:span text:style-name="T8">cxxopts.hpp – </text:span></text:span><text:span text:style-name="Strong_20_Emphasis"><text:span text:style-name="T12">biblioteka, wykorzystywana do wczytywania argumentów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30T02:57:30.437720323</dc:date>
    <meta:editing-duration>PT17M31S</meta:editing-duration>
    <meta:editing-cycles>1</meta:editing-cycles>
    <meta:document-statistic meta:table-count="0" meta:image-count="0" meta:object-count="0" meta:page-count="3" meta:paragraph-count="81" meta:word-count="870" meta:character-count="5922" meta:non-whitespace-character-count="5017"/>
    <meta:generator>LibreOffice/5.4.3.2$Linux_X86_64 LibreOffice_project/40$Build-2</meta:generator>
  </office:meta>
</office:document-meta>
</file>